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pitch="variable"/>
    <style:font-face style:name="Noto Sans3" svg:font-family="'Noto Sans'" style:font-adornments="Ligera" style:font-pitch="variable"/>
    <style:font-face style:name="Noto Sans4" svg:font-family="'Noto Sans'" style:font-adornments="Negra"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2.751cm"/>
      <style:paragraph-properties style:writing-mode="lr-tb"/>
    </style:style>
    <style:style style:name="pr5" style:family="presentation" style:parent-style-name="Vivid1-outline1">
      <style:graphic-properties fo:min-height="9.751cm"/>
      <style:paragraph-properties style:writing-mode="lr-tb"/>
    </style:style>
    <style:style style:name="pr6" style:family="presentation" style:parent-style-name="Vivid1-notes">
      <style:graphic-properties draw:fill-color="#ffffff" fo:min-height="12.464cm"/>
      <style:paragraph-properties style:writing-mode="lr-tb"/>
    </style:style>
    <style:style style:name="pr7" style:family="presentation" style:parent-style-name="Vivid1-title">
      <style:graphic-properties fo:min-height="3.25cm"/>
      <style:paragraph-properties style:writing-mode="lr-tb"/>
    </style:style>
    <style:style style:name="pr8" style:family="presentation" style:parent-style-name="Vivid1-outline1">
      <style:graphic-properties fo:min-height="13.25cm"/>
      <style:paragraph-properties style:writing-mode="lr-tb"/>
    </style:style>
    <style:style style:name="pr9" style:family="presentation" style:parent-style-name="Vivid1-notes">
      <style:graphic-properties draw:fill-color="#ffffff" draw:auto-grow-height="true" fo:min-height="12.464cm"/>
      <style:paragraph-properties style:writing-mode="lr-tb"/>
    </style:style>
    <style:style style:name="pr10" style:family="presentation" style:parent-style-name="Vivid2-title">
      <style:graphic-properties fo:min-height="2.751cm"/>
      <style:paragraph-properties style:writing-mode="lr-tb"/>
    </style:style>
    <style:style style:name="pr11" style:family="presentation" style:parent-style-name="Vivid2-outline1">
      <style:graphic-properties fo:min-height="11.251cm"/>
      <style:paragraph-properties style:writing-mode="lr-tb"/>
    </style:style>
    <style:style style:name="pr12" style:family="presentation" style:parent-style-name="Vivid2-notes">
      <style:graphic-properties draw:fill-color="#ffffff" draw:auto-grow-height="true" fo:min-height="12.464cm"/>
      <style:paragraph-properties style:writing-mode="lr-tb"/>
    </style:style>
    <style:style style:name="pr13" style:family="presentation" style:parent-style-name="Vivid2-notes">
      <style:graphic-properties draw:fill-color="#ffffff" fo:min-height="12.464cm"/>
      <style:paragraph-properties style:writing-mode="lr-tb"/>
    </style:style>
    <style:style style:name="P1" style:family="paragraph">
      <style:paragraph-properties style:writing-mode="lr-tb"/>
      <style:text-properties fo:font-size="36pt" style:font-size-asian="36pt" style:font-size-complex="36pt"/>
    </style:style>
    <style:style style:name="P2" style:family="paragraph">
      <style:text-properties fo:font-size="27pt"/>
    </style:style>
    <style:style style:name="P3" style:family="paragraph">
      <loext:graphic-properties draw:fill-color="#ffffff"/>
      <style:text-properties fo:font-size="18pt" style:font-size-asian="18pt" style:font-size-complex="18pt"/>
    </style:style>
    <style:style style:name="P4" style:family="paragraph">
      <style:text-properties fo:font-size="36pt" style:font-size-asian="36pt" style:font-size-complex="36pt"/>
    </style:style>
    <style:style style:name="P5" style:family="paragraph">
      <loext:graphic-properties draw:fill-color="#ffffff"/>
      <style:text-properties fo:font-size="20pt"/>
    </style:style>
    <style:style style:name="P6" style:family="paragraph">
      <style:text-properties fo:font-size="32pt" style:font-size-asian="32pt" style:font-size-complex="32pt"/>
    </style:style>
    <style:style style:name="P7" style:family="paragraph">
      <loext:graphic-properties draw:fill-color="#ffffff"/>
      <style:text-properties fo:font-size="20pt" style:font-size-asian="20pt" style:font-size-complex="20pt"/>
    </style:style>
    <style:style style:name="P8" style:family="paragraph">
      <style:text-properties fo:font-size="21pt" style:font-size-asian="21pt" style:font-size-complex="21pt"/>
    </style:style>
    <style:style style:name="P9" style:family="paragraph">
      <style:text-properties fo:font-size="28pt" style:font-size-asian="28pt" style:font-size-complex="28pt"/>
    </style:style>
    <style:style style:name="P10" style:family="paragraph">
      <loext:graphic-properties draw:fill-color="#ffffff"/>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font-size="21pt" style:font-size-asian="21pt" style:font-size-complex="21pt"/>
    </style:style>
    <style:style style:name="T4"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9cm" svg:x="1.25cm" svg:y="0.75cm" presentation:class="title">
          <draw:text-box>
            <text:p text:style-name="P1"><text:span text:style-name="T1">Lending application</text:span></text:p>
          </draw:text-box>
        </draw:frame>
        <draw:frame presentation:style-name="pr2" draw:text-style-name="P2" draw:layer="layout" svg:width="25cm" svg:height="3.25cm" svg:x="1.25cm" svg:y="10.75cm" presentation:class="subtitle">
          <draw:text-box>
            <text:p text:style-name="P2">By Costean Robert</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4" draw:layer="layout" svg:width="25cm" svg:height="2.75cm" svg:x="1.5cm" svg:y="0.25cm" presentation:class="title">
          <draw:text-box>
            <text:p text:style-name="P4"><text:span text:style-name="T1">The problem the app is trying to solve</text:span></text:p>
          </draw:text-box>
        </draw:frame>
        <draw:frame presentation:style-name="pr5" draw:layer="layout" svg:width="25cm" svg:height="9.75cm" svg:x="1.5cm" svg:y="3.81cm" presentation:class="outline" presentation:user-transformed="true">
          <draw:text-box>
            <text:list text:style-name="L2">
              <text:list-item>
                <text:p>The Lender App aims to solve the problem of traditional loan processes being time-consuming and costly for borrowers. With the app, borrowers no longer have to go through the hassle of dealing with banks and their strict requirements and high interest rates. The app connects borrowers directly with lenders, matching them based on their financial profiles, making it easier and more efficient for borrowers to find the funding they need. Additionally, this app also eliminates the need to ask friends and family for loans, which can be uncomfortable and can strain relationships. The app facilitates a direct and streamlined process for connecting the supply of money with the demand of money.</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 presentation:class="page"/>
          <draw:frame presentation:style-name="pr6" draw:text-style-name="P5"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7" draw:text-style-name="P6" draw:layer="layout" svg:width="25.199cm" svg:height="2.63cm" svg:x="1.397cm" svg:y="0.252cm" presentation:class="title" presentation:user-transformed="true">
          <draw:text-box>
            <text:p text:style-name="P6"><text:span text:style-name="T2">Purpose of the application</text:span></text:p>
          </draw:text-box>
        </draw:frame>
        <draw:frame presentation:style-name="pr8" draw:layer="layout" svg:width="25.061cm" svg:height="9.716cm" svg:x="1.397cm" svg:y="4cm" presentation:class="outline" presentation:user-transformed="true">
          <draw:text-box>
            <text:list text:style-name="L2">
              <text:list-item>
                <text:p>The purpose of the Lender App is to connect borrowers and lenders</text:p>
              </text:list-item>
              <text:list-item>
                <text:p>The application facilitates the process of finding and agreeing on loan terms</text:p>
              </text:list-item>
              <text:list-item>
                <text:p>Borrowers and Lenders can create profiles that help match them appropriately</text:p>
              </text:list-item>
              <text:list-item>
                <text:p>Borrowers can request loans and choose the terms, and Lenders can fund the loans</text:p>
              </text:list-item>
              <text:list-item>
                <text:p>Repayments can be tracked and managed through the application to ensure a smooth process</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9" draw:text-style-name="P7" draw:layer="layout" svg:width="15.199cm" svg:height="12.464cm" svg:x="2.9cm" svg:y="14.157cm" presentation:class="notes" presentation:placeholder="true">
            <draw:text-box/>
          </draw:frame>
        </presentation:notes>
      </draw:page>
      <draw:page draw:name="page4" draw:style-name="dp3" draw:master-page-name="Vivid2" presentation:presentation-page-layout-name="AL3T3" presentation:use-date-time-name="dtd1">
        <office:forms form:automatic-focus="false" form:apply-design-mode="false"/>
        <draw:frame presentation:style-name="pr10" draw:text-style-name="P6" draw:layer="layout" svg:width="25cm" svg:height="2.75cm" svg:x="1.5cm" svg:y="0.75cm" presentation:class="title">
          <draw:text-box>
            <text:p text:style-name="P6"><text:span text:style-name="T2">Signing up</text:span></text:p>
          </draw:text-box>
        </draw:frame>
        <draw:frame presentation:style-name="pr11" draw:text-style-name="P8" draw:layer="layout" svg:width="12.199cm" svg:height="11.25cm" svg:x="1.5cm" svg:y="4cm" presentation:class="outline">
          <draw:text-box>
            <text:list text:style-name="L3">
              <text:list-item>
                <text:p text:style-name="P8"><text:span text:style-name="T3">The first step for both </text:span><text:span text:style-name="T3">borrowers and lenders is to </text:span><text:span text:style-name="T3">create an account on the </text:span><text:span text:style-name="T3">platform</text:span></text:p>
              </text:list-item>
              <text:list-item>
                <text:p text:style-name="P8"><text:span text:style-name="T3">Personal and contact </text:span><text:span text:style-name="T3">information, username, and </text:span><text:span text:style-name="T3">password are required</text:span></text:p>
              </text:list-item>
            </text:list>
          </draw:text-box>
        </draw:frame>
        <draw:frame presentation:style-name="pr11" draw:text-style-name="P8" draw:layer="layout" svg:width="12.199cm" svg:height="11.25cm" svg:x="14.31cm" svg:y="4cm" presentation:class="outline">
          <draw:text-box>
            <text:list text:style-name="L3">
              <text:list-item>
                <text:p text:style-name="P8"><text:span text:style-name="T3">Borrowers should include </text:span><text:span text:style-name="T3">information about their </text:span><text:span text:style-name="T3">financial situation</text:span></text:p>
              </text:list-item>
              <text:list-item>
                <text:p text:style-name="P8"><text:span text:style-name="T3">Lenders should include </text:span><text:span text:style-name="T3">information about their </text:span><text:span text:style-name="T3">investment preferences and </text:span><text:span text:style-name="T3">risk tolerance</text:span></text:p>
              </text:list-item>
              <text:list-item>
                <text:p text:style-name="P8"><text:span text:style-name="T3">This will help match </text:span><text:span text:style-name="T3">borrowers and lenders </text:span><text:span text:style-name="T3">appropriately</text:span></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12" draw:text-style-name="P7" draw:layer="layout" svg:width="15.199cm" svg:height="12.464cm" svg:x="2.9cm" svg:y="14.157cm" presentation:class="notes" presentation:placeholder="true">
            <draw:text-box/>
          </draw:frame>
        </presentation:notes>
      </draw:page>
      <draw:page draw:name="page5" draw:style-name="dp3" draw:master-page-name="Vivid2" presentation:presentation-page-layout-name="AL2T1" presentation:use-date-time-name="dtd1">
        <office:forms form:automatic-focus="false" form:apply-design-mode="false"/>
        <draw:frame presentation:style-name="pr10" draw:text-style-name="P9" draw:layer="layout" svg:width="25cm" svg:height="2.75cm" svg:x="1.5cm" svg:y="0.75cm" presentation:class="title">
          <draw:text-box>
            <text:p text:style-name="P9"><text:span text:style-name="T4">Loan Terms and Repayment</text:span></text:p>
          </draw:text-box>
        </draw:frame>
        <draw:frame presentation:style-name="pr11" draw:layer="layout" svg:width="25cm" svg:height="11.25cm" svg:x="1.5cm" svg:y="4cm" presentation:class="outline">
          <draw:text-box>
            <text:list text:style-name="L3">
              <text:list-item>
                <text:p>Users can choose loan terms: amount, interest rate, repayment schedule</text:p>
              </text:list-item>
              <text:list-item>
                <text:p>Loan agreement outlines the terms of the loan and should be kept on file</text:p>
              </text:list-item>
              <text:list-item>
                <text:p>Borrowers should make timely payments, lenders can monitor repayment status on the platform</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13" draw:text-style-name="P10"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date-time-name="dtd1">
        <office:forms form:automatic-focus="false" form:apply-design-mode="false"/>
        <draw:frame presentation:style-name="pr10" draw:text-style-name="P6" draw:layer="layout" svg:width="25cm" svg:height="2.75cm" svg:x="1.5cm" svg:y="0.75cm" presentation:class="title">
          <draw:text-box>
            <text:p text:style-name="P6"><text:span text:style-name="T2">Lending Engine Architecture</text:span></text:p>
          </draw:text-box>
        </draw:frame>
        <draw:frame presentation:style-name="pr11" draw:layer="layout" svg:width="25cm" svg:height="11.25cm" svg:x="1.5cm" svg:y="4cm" presentation:class="outline" presentation:user-transformed="true">
          <draw:text-box>
            <text:list text:style-name="L3">
              <text:list-item>
                <text:p>Built using Spring Boot framework, optimized for backend services, which is well-suited for building a lending service.</text:p>
              </text:list-item>
              <text:list-item>
                <text:p>The use of Maven as a dependency manager allows for easy management of the various libraries and dependencies used in the app, such as Spring Web, Spring JPA, and Spring H2 database. </text:p>
              </text:list-item>
              <text:list-item>
                <text:p>Microservices for security, profiles, and lending engine for scalability</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13" draw:text-style-name="P10" draw:layer="layout" svg:width="15.199cm" svg:height="12.464cm" svg:x="2.9cm" svg:y="14.157cm" presentation:class="notes" presentation:placeholder="true">
            <draw:text-box/>
          </draw:frame>
        </presentation:notes>
      </draw:page>
      <draw:page draw:name="page7" draw:style-name="dp3" draw:master-page-name="Vivid2" presentation:presentation-page-layout-name="AL2T1" presentation:use-date-time-name="dtd1">
        <office:forms form:automatic-focus="false" form:apply-design-mode="false"/>
        <draw:frame presentation:style-name="pr10" draw:text-style-name="P6" draw:layer="layout" svg:width="25cm" svg:height="2.75cm" svg:x="1.5cm" svg:y="0.75cm" presentation:class="title" presentation:user-transformed="true">
          <draw:text-box>
            <text:p text:style-name="P6"><text:span text:style-name="T2">Security</text:span></text:p>
          </draw:text-box>
        </draw:frame>
        <draw:frame presentation:style-name="pr11" draw:layer="layout" svg:width="25cm" svg:height="11.25cm" svg:x="1.5cm" svg:y="4cm" presentation:class="outline" presentation:user-transformed="true">
          <draw:text-box>
            <text:list text:style-name="L3">
              <text:list-item>
                <text:p>Security is a key aspect in the app, with the use of Spring Security to handle user authentication and authorization, and the ability for users to register and log in to the app. This also gives user 3 different roles: simple users, lenders, and admins. Each one will have different functionality.</text:p>
              </text:list-item>
              <text:list-item>
                <text:p>The use of RabbitMQ as a messaging broker, which allows the microservices to communicate with each other and handle data in a reliable and efficient way, ensuring that there are no inconsistencies or delays in user registration and loan request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13" draw:text-style-name="P10"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pitch="variable"/>
    <style:font-face style:name="Noto Sans3" svg:font-family="'Noto Sans'" style:font-adornments="Ligera" style:font-pitch="variable"/>
    <style:font-face style:name="Noto Sans4" svg:font-family="'Noto Sans'" style:font-adornments="Neg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2"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Noto Sans2"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Noto Sans2"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Noto Sans2" fo:font-family="'Noto Sans'"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Noto Sans2"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Noto Sans3" fo:font-family="'Noto Sans'"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2"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loext:color-lum-mod="100%" loext:color-lum-off="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Noto Sans2"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2"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Noto Sans4"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office:forms form:automatic-focus="false" form:apply-design-mode="fals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office:forms form:automatic-focus="false" form:apply-design-mode="fals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2:43:46.410192767</meta:creation-date>
    <meta:editing-duration>PT58M46S</meta:editing-duration>
    <meta:editing-cycles>2</meta:editing-cycles>
    <meta:generator>LibreOffice/7.4.2.3$Linux_X86_64 LibreOffice_project/40$Build-3</meta:generator>
    <dc:title>Vivid</dc:title>
    <dc:date>2023-01-11T13:42:32.081328335</dc:date>
    <meta:document-statistic meta:object-count="73"/>
  </office:meta>
</office:document-meta>
</file>